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erif" fo:font-size="6.80000019073486pt" fo:language="en" fo:country="US" fo:font-weight="normal" style:font-name-asian="Segoe UI" style:font-size-asian="6.80000019073486pt" style:language-asian="en" style:country-asian="US" style:font-weight-asian="normal" style:font-name-complex="Tahoma" style:font-size-complex="6.80000019073486pt" style:language-complex="en" style:country-complex="US" style:font-weight-complex="normal"/>
    </style:style>
  </office:automatic-styles>
  <office:body>
    <office:spreadsheet>
      <table:calculation-settings table:automatic-find-labels="false"/>
      <table:table table:name="imiona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Imię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Tadeusz</text:p>
          </table:table-cell>
          <table:table-cell table:formula="of:=LEFT([.A2];1)" office:value-type="string" office:string-value="T" calcext:value-type="string">
            <text:p>T</text:p>
          </table:table-cell>
          <table:table-cell/>
          <table:table-cell office:value-type="string" calcext:value-type="string">
            <text:p>Ilość imion na Z</text:p>
          </table:table-cell>
          <table:table-cell/>
        </table:table-row>
        <table:table-row table:style-name="ro1">
          <table:table-cell office:value-type="string" calcext:value-type="string">
            <text:p>Zofia</text:p>
          </table:table-cell>
          <table:table-cell table:formula="of:=LEFT([.A3];1)" office:value-type="string" office:string-value="Z" calcext:value-type="string">
            <text:p>Z</text:p>
          </table:table-cell>
          <table:table-cell/>
          <table:table-cell table:formula="of:=COUNTIF([.B2:.B23];&quot;Z&quot;)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string" calcext:value-type="string">
            <text:p>Marek</text:p>
          </table:table-cell>
          <table:table-cell table:formula="of:=LEFT([.A4];1)" office:value-type="string" office:string-value="M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a</text:p>
          </table:table-cell>
          <table:table-cell table:formula="of:=LEFT([.A5];1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weł</text:p>
          </table:table-cell>
          <table:table-cell table:formula="of:=LEFT([.A6];1)" office:value-type="string" office:string-value="P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zy</text:p>
          </table:table-cell>
          <table:table-cell table:formula="of:=LEFT([.A7];1)" office:value-type="string" office:string-value="J" calcext:value-type="string">
            <text:p>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żbieta</text:p>
          </table:table-cell>
          <table:table-cell table:formula="of:=LEFT([.A8];1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rota</text:p>
          </table:table-cell>
          <table:table-cell table:formula="of:=LEFT([.A9];1)" office:value-type="string" office:string-value="D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zysztof</text:p>
          </table:table-cell>
          <table:table-cell table:formula="of:=LEFT([.A10];1)" office:value-type="string" office:string-value="K" calcext:value-type="string">
            <text:p>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ata</text:p>
          </table:table-cell>
          <table:table-cell table:formula="of:=LEFT([.A11];1)" office:value-type="string" office:string-value="A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tłomiej</text:p>
          </table:table-cell>
          <table:table-cell table:formula="of:=LEFT([.A12];1)" office:value-type="string" office:string-value="B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esa</text:p>
          </table:table-cell>
          <table:table-cell table:formula="of:=LEFT([.A13];1)" office:value-type="string" office:string-value="T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owefa</text:p>
          </table:table-cell>
          <table:table-cell table:formula="of:=LEFT([.A14];1)" office:value-type="string" office:string-value="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ygmunt</text:p>
          </table:table-cell>
          <table:table-cell table:formula="of:=LEFT([.A15];1)" office:value-type="string" office:string-value="Z" calcext:value-type="string">
            <text:p>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biusz</text:p>
          </table:table-cell>
          <table:table-cell table:formula="of:=LEFT([.A16];1)" office:value-type="string" office:string-value="Z" calcext:value-type="string">
            <text:p>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kadiusz</text:p>
          </table:table-cell>
          <table:table-cell table:formula="of:=LEFT([.A17];1)" office:value-type="string" office:string-value="A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fan</text:p>
          </table:table-cell>
          <table:table-cell table:formula="of:=LEFT([.A18];1)" office:value-type="string" office:string-value="S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ygfryd</text:p>
          </table:table-cell>
          <table:table-cell table:formula="of:=LEFT([.A19];1)" office:value-type="string" office:string-value="Z" calcext:value-type="string">
            <text:p>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ciszek</text:p>
          </table:table-cell>
          <table:table-cell table:formula="of:=LEFT([.A20];1)" office:value-type="string" office:string-value="F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na</text:p>
          </table:table-cell>
          <table:table-cell table:formula="of:=LEFT([.A21];1)" office:value-type="string" office:string-value="Z" calcext:value-type="string">
            <text:p>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ra</text:p>
          </table:table-cell>
          <table:table-cell table:formula="of:=LEFT([.A22];1)" office:value-type="string" office:string-value="B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</text:p>
          </table:table-cell>
          <table:table-cell table:formula="of:=LEFT([.A23];1)" office:value-type="string" office:string-value="L" calcext:value-type="string">
            <text:p>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0T12:26:27.645587198</dc:date>
    <meta:editing-duration>PT22S</meta:editing-duration>
    <meta:editing-cycles>1</meta:editing-cycles>
    <meta:document-statistic meta:table-count="1" meta:cell-count="47" meta:object-count="0"/>
    <meta:generator>LibreOffice/5.2.6.2$Linux_X86_64 LibreOffice_project/20m0$Build-2</meta:generator>
  </office:meta>
</office:document-meta>
</file>